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automatic-styles>
    <style:style style:family="text" style:name="a2c921a" style:parent-style-name="Hyperlink">
      <style:text-properties/>
    </style:style>
    <style:style style:family="text" style:name="a471867" style:parent-style-name="Hyperlink"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href="http://www.heise.de"><text:span text:style-name="Hyperlink">in  <text:s text:c="4"/>zwei</text:span></text:a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S Mincho" svg:font-family="'MS Mincho'"/>
    <style:font-face style:font-family-generic="system" style:font-pitch="variable" style:name="Mangal" svg:font-family="Mangal"/>
    <style:font-face style:font-family-generic="system" style:font-pitch="variable" style:name="Segoe UI" svg:font-family="'Segoe UI'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none" style:country-complex="IN" style:font-size-asian="10.5pt" style:font-size-complex="12pt" style:language-asian="zxx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none" style:country-complex="IN" style:font-name="Times New Roman" style:font-name-asian="Segoe UI" style:font-name-complex="Mangal" style:font-size-asian="10.5pt" style:font-size-complex="12pt" style:language-asian="zxx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S Mincho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8-05T14:19:30.6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9-07-23T14:11:15</dc:date>
    <meta:editing-cycles>3</meta:editing-cycles>
    <meta:editing-duration>PT0.128S</meta:editing-duration>
  </office:meta>
</office:document-meta>
</file>